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02cm"/>
    </style:style>
    <style:style style:name="gr5" style:family="graphic" style:parent-style-name="standard">
      <style:graphic-properties draw:stroke="none" draw:fill="none" fo:min-height="3.852cm"/>
    </style:style>
    <style:style style:name="gr6" style:family="graphic" style:parent-style-name="standard">
      <style:graphic-properties draw:stroke="none" draw:fill="none" fo:min-height="1.102cm"/>
    </style:style>
    <style:style style:name="gr7" style:family="graphic" style:parent-style-name="standard">
      <style:graphic-properties draw:stroke="none" draw:fill="none" fo:min-height="1.187cm"/>
    </style:style>
    <style:style style:name="gr8" style:family="graphic" style:parent-style-name="standard">
      <style:graphic-properties draw:stroke="none" draw:fill="none" fo:min-height="1.02cm"/>
    </style:style>
    <style:style style:name="gr9" style:family="graphic" style:parent-style-name="standard">
      <style:graphic-properties draw:stroke="none" draw:fill="none" fo:min-height="3.302cm"/>
    </style:style>
    <style:style style:name="gr10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notes">
      <style:graphic-properties draw:fill-color="#ffffff" fo:min-height="12.322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  <style:text-properties fo:font-family="'Courier 10 Pitch'" style:font-pitch="fixed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Courier 10 Pitch'" style:font-pitch="fixed" fo:font-size="11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18pt" style:font-size-asian="24pt" style:font-size-complex="24pt"/>
    </style:style>
    <style:style style:name="T8" style:family="text">
      <style:text-properties fo:font-family="'Courier 10 Pitch'" style:font-pitch="fixed" fo:font-size="18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10 Pitch'" style:font-pitch="fixed" fo:font-size="15pt" style:font-size-asian="20pt" style:font-size-complex="20pt"/>
    </style:style>
    <style:style style:name="T11" style:family="text">
      <style:text-properties fo:font-family="'Courier 10 Pitch'" style:font-pitch="fixed" fo:font-size="16pt" style:font-size-asian="22pt" style:font-size-complex="22pt"/>
    </style:style>
    <style:style style:name="T12" style:family="text">
      <style:text-properties fo:font-family="'Courier 10 Pitch'" style:font-pitch="fixed" fo:font-size="24pt" style:font-size-asian="24pt" style:font-size-complex="24pt"/>
    </style:style>
    <style:style style:name="T13" style:family="text">
      <style:text-properties fo:font-family="'Courier 10 Pitch'" style:font-pitch="fixed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2 System Administration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Computers are running 64bit Ubuntu Jaunty</text:p>
              </text:list-item>
              <text:list-item>
                <text:p>There are two computers in the robot as well as a basestation off the robot.</text:p>
              </text:list-item>
              <text:list-item>
                <text:p>Most things that work on Ubuntu should work on the robot without much configuration</text:p>
              </text:list-item>
              <text:list-item>
                <text:p>But, there are some fancy things going on:</text:p>
              </text:list-item>
            </text:list>
            <text:list text:continue-numbering="true" text:style-name="L2">
              <text:list-item>
                <text:list>
                  <text:list-item>
                    <text:p>Slave computer uses unionfs</text:p>
                  </text:list-item>
                  <text:list-item>
                    <text:p>Autofs for home directories</text:p>
                  </text:list-item>
                  <text:list-item>
                    <text:p>Master is routing all traffic via bases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ster/Slave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the right is the “Master.”</text:p>
              </text:list-item>
            </text:list>
            <text:list text:continue-numbering="true" text:style-name="L2">
              <text:list-item>
                <text:list>
                  <text:list-item>
                    <text:p>Hosts the OS for both computers</text:p>
                  </text:list-item>
                  <text:list-item>
                    <text:p>Does all of the routing</text:p>
                  </text:list-item>
                  <text:list-item>
                    <text:p>Controls switching between WAN and Wireless</text:p>
                  </text:list-item>
                  <text:list-item>
                    <text:p>Any configuration happens on the Master</text:p>
                  </text:list-item>
                  <text:list-item>
                    <text:p>Often referred to as “c1” or “prX1”</text:p>
                  </text:list-item>
                  <text:list-item>
                    <text:p>Internal disk stores OS (never reformat this)</text:p>
                  </text:list-item>
                  <text:list-item>
                    <text:p>c1:/home available on both machines as /pr/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ster/Slave Overview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computer on the left is the “Slave”</text:p>
              </text:list-item>
            </text:list>
            <text:list text:continue-numbering="true" text:style-name="L2">
              <text:list-item>
                <text:list>
                  <text:list-item>
                    <text:p>Mounts the entire file-system from the Master:</text:p>
                    <text:list>
                      <text:list-item>
                        <text:p>“/slave” on master works as overlay via unionfs-fuse</text:p>
                      </text:list-item>
                    </text:list>
                  </text:list-item>
                  <text:list-item>
                    <text:p>Most of the file-system is read-only:</text:p>
                    <text:list>
                      <text:list-item>
                        <text:p>Exceptions: /var, /tmp, <text:s/>/home</text:p>
                      </text:list-item>
                    </text:list>
                  </text:list-item>
                  <text:list-item>
                    <text:p>Often referred to as “c2” or “prX2”</text:p>
                  </text:list-item>
                  <text:list-item>
                    <text:p>Internal disk stores c2:/home</text:p>
                  </text:list-item>
                  <text:list-item>
                    <text:p>c2:/home available on both machines as /pr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internal network of the robot is 10.68.0.0/24</text:p>
              </text:list-item>
            </text:list>
            <text:list text:continue-numbering="true" text:style-name="L2">
              <text:list-item>
                <text:list>
                  <text:list-item>
                    <text:p>Master is: 10.68.0.1</text:p>
                  </text:list-item>
                  <text:list-item>
                    <text:p>Slave is: 10.68.0.2</text:p>
                  </text:list-item>
                  <text:list-item>
                    <text:p>Wifi router is: 10.68.0.5</text:p>
                  </text:list-item>
                  <text:list-item>
                    <text:p>Basestation is: 10.68.0.6 (when plugged into service port)</text:p>
                  </text:list-item>
                  <text:list-item>
                    <text:p>Cradlepoint: 10.68.0.250</text:p>
                  </text:list-item>
                </text:list>
              </text:list-item>
            </text:list>
            <text:list text:continue-numbering="true" text:style-name="L2">
              <text:list-item>
                <text:p>Traffic from the VPN (10.68.0.0/16), is NAT'd to 10.68.0.0/24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ster has 7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ecat0: talks to motor control boards</text:p>
                  </text:list-item>
                  <text:list-item>
                    <text:p>lan0: primary internal interface</text:p>
                  </text:list-item>
                  <text:list-item>
                    <text:p>lan1-3: secondary internal interfaces</text:p>
                  </text:list-item>
                  <text:list-item>
                    <text:p>wan0: goes to WAN port on back of robot</text:p>
                  </text:list-item>
                  <text:list-item>
                    <text:p>tun0: goes to basestation over VPN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lave has 2 network interfaces:</text:p>
              </text:list-item>
            </text:list>
            <text:list text:continue-numbering="true" text:style-name="L2">
              <text:list-item>
                <text:list>
                  <text:list-item>
                    <text:p>lan0: primary internal interface</text:p>
                  </text:list-item>
                  <text:list-item>
                    <text:p>lan1: secondary internal interfac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2 Internal Network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Almost all traffic routed through VPN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4">Done via RPDB, which can be confusing</text:span></text:p>
                  </text:list-item>
                  <text:list-item>
                    <text:p><text:span text:style-name="T4">Internal traffic and the basestation IP get routed via main routing table</text:span></text:p>
                  </text:list-item>
                  <text:list-item>
                    <text:p><text:span text:style-name="T4">All other traffic goes to VPN routing table</text:span></text:p>
                  </text:list-item>
                </text:list>
              </text:list-item>
            </text:list>
            <text:p/>
            <text:p/>
          </draw:text-box>
        </draw:frame>
        <draw:frame draw:style-name="gr4" draw:text-style-name="P4" draw:layer="layout" svg:width="12.123cm" svg:height="5.752cm" svg:x="0.577cm" svg:y="11.928cm">
          <draw:text-box>
            <text:p text:style-name="P4"><text:span text:style-name="T5">$ ip rule</text:span></text:p>
            <text:p text:style-name="P4"><text:span text:style-name="T5">0:</text:span><text:span text:style-name="T5"><text:tab/></text:span><text:span text:style-name="T5"><text:tab/></text:span><text:span text:style-name="T5">from all lookup local </text:span></text:p>
            <text:p text:style-name="P4"><text:span text:style-name="T5">1000:</text:span><text:span text:style-name="T5"><text:tab/></text:span><text:span text:style-name="T5"><text:tab/></text:span><text:span text:style-name="T5">from all to 10.68.0.0/24 lookup main </text:span></text:p>
            <text:p text:style-name="P4"><text:span text:style-name="T5">1000:</text:span><text:span text:style-name="T5"><text:tab/></text:span><text:span text:style-name="T5"><text:tab/></text:span><text:span text:style-name="T5">from all to 10.69.0.0/24 lookup main </text:span></text:p>
            <text:p text:style-name="P4"><text:span text:style-name="T5">1001:</text:span><text:span text:style-name="T5"><text:tab/></text:span><text:span text:style-name="T5"><text:tab/></text:span><text:span text:style-name="T5">from all to 10.0.0.221 lookup main </text:span></text:p>
            <text:p text:style-name="P4"><text:span text:style-name="T5">1002:</text:span><text:span text:style-name="T5"><text:tab/></text:span><text:span text:style-name="T5"><text:tab/></text:span><text:span text:style-name="T5">from all to 10.68.10.0/24 lookup main </text:span></text:p>
            <text:p text:style-name="P4"><text:span text:style-name="T5">2000:</text:span><text:span text:style-name="T5"><text:tab/></text:span><text:span text:style-name="T5"><text:tab/></text:span><text:span text:style-name="T5">from all lookup vpn </text:span></text:p>
            <text:p text:style-name="P4"><text:span text:style-name="T5">3000:</text:span><text:span text:style-name="T5"><text:tab/></text:span><text:span text:style-name="T5"><text:tab/></text:span><text:span text:style-name="T5">from all blackhole</text:span></text:p>
            <text:p text:style-name="P4"><text:span text:style-name="T5">32766:</text:span><text:span text:style-name="T5"><text:tab/></text:span><text:span text:style-name="T5">from all lookup main </text:span></text:p>
            <text:p text:style-name="P4"><text:span text:style-name="T5">32767:</text:span><text:span text:style-name="T5"><text:tab/></text:span><text:span text:style-name="T5">from all lookup default </text:span></text:p>
          </draw:text-box>
        </draw:frame>
        <draw:frame draw:style-name="gr5" draw:text-style-name="P4" draw:layer="layout" svg:width="15.289cm" svg:height="4.102cm" svg:x="12.651cm" svg:y="11.773cm">
          <draw:text-box>
            <text:p text:style-name="P4"><text:span text:style-name="T5">$ ip route list table main</text:span></text:p>
            <text:p text:style-name="P4"><text:span text:style-name="T5">10.68.10.6 dev tun0 <text:s/>proto kernel <text:s/>scope link <text:s/>src 10.68.10.1 </text:span></text:p>
            <text:p text:style-name="P4"><text:span text:style-name="T5">10.68.0.0/24 dev lan0 <text:s/>proto kernel <text:s/>scope link <text:s/>src 10.68.0.1 </text:span></text:p>
            <text:p text:style-name="P4"><text:span text:style-name="T5">10.68.255.0/24 via 10.68.10.6 dev tun0 <text:s/>metric 1000 </text:span></text:p>
            <text:p text:style-name="P4"><text:span text:style-name="T5">10.69.0.0/24 dev lan1 <text:s/>proto kernel <text:s/>scope link <text:s/>src 10.69.0.11 </text:span></text:p>
            <text:p text:style-name="P4"><text:span text:style-name="T5">10.0.0.0/22 dev wan0 <text:s/>proto kernel <text:s/>scope link <text:s/>src 10.0.1.30 </text:span></text:p>
            <text:p text:style-name="P4"><text:span text:style-name="T5">default via 10.68.0.5 dev lan0 <text:s/>metric 4</text:span></text:p>
          </draw:text-box>
        </draw:frame>
        <draw:frame draw:style-name="gr6" draw:text-style-name="P4" draw:layer="layout" svg:width="11.297cm" svg:height="1.352cm" svg:x="12.833cm" svg:y="16.428cm">
          <draw:text-box>
            <text:p text:style-name="P4"><text:span text:style-name="T5">$ ip route list table vpn</text:span></text:p>
            <text:p text:style-name="P4"><text:span text:style-name="T5">default via 10.68.10.6 dev tun0 <text:s/>metric 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The default account on the robot is: “pr2admin”</text:span></text:p>
              </text:list-item>
              <text:list-item>
                <text:p><text:span text:style-name="T6">New accounts are created with the “adduser” command</text:span></text:p>
                <text:p/>
              </text:list-item>
              <text:list-item>
                <text:p><text:span text:style-name="T6"><text:s/></text:span><text:span text:style-name="T6">Users that need root access get added to “admin” group</text:span></text:p>
                <text:p><text:span text:style-name="T6"/></text:p>
              </text:list-item>
              <text:list-item>
                <text:p><text:span text:style-name="T6">Users that need to install software get added to the “apt” group</text:span></text:p>
                <text:p/>
              </text:list-item>
              <text:list-item>
                <text:p><text:span text:style-name="T6">Users that need to modify ROS settings, robot calibration, etc. get added to the “rosadmin” group</text:span></text:p>
                <text:p/>
              </text:list-item>
            </text:list>
          </draw:text-box>
        </draw:frame>
        <draw:frame draw:style-name="gr7" draw:text-style-name="P4" draw:layer="layout" svg:width="10.795cm" svg:height="1.725cm" svg:x="1.905cm" svg:y="7.8cm">
          <draw:text-box>
            <text:p text:style-name="P4"><text:span text:style-name="T7">$ sudo adduser leibs</text:span></text:p>
            <text:p text:style-name="P4"><text:span text:style-name="T7"/></text:p>
          </draw:text-box>
        </draw:frame>
        <draw:frame draw:style-name="gr8" draw:text-style-name="P5" draw:layer="layout" svg:width="10.789cm" svg:height="1.27cm" svg:x="1.911cm" svg:y="10.595cm">
          <draw:text-box>
            <text:p text:style-name="P5"><text:span text:style-name="T8">$ usermod -a -G admin leibs</text:span></text:p>
          </draw:text-box>
        </draw:frame>
        <draw:frame draw:style-name="gr8" draw:text-style-name="P5" draw:layer="layout" svg:width="10.789cm" svg:height="1.27cm" svg:x="1.911cm" svg:y="13.67cm">
          <draw:text-box>
            <text:p text:style-name="P5"><text:span text:style-name="T8">$ usermod -a -G apt watts</text:span></text:p>
          </draw:text-box>
        </draw:frame>
        <draw:frame draw:style-name="gr8" draw:text-style-name="P5" draw:layer="layout" svg:width="13.97cm" svg:height="1.27cm" svg:x="1.905cm" svg:y="17.345cm">
          <draw:text-box>
            <text:p text:style-name="P5"><text:span text:style-name="T8">$ usermod -a -G rosadmin vpradee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User home directories are listed as “/u/name”</text:span></text:p>
              </text:list-item>
              <text:list-item>
                <text:p><text:span text:style-name="T9">“</text:span><text:span text:style-name="T9">/u” actually contains symlinks to /pr/1 or /pr/2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A user directory can be moved to the slave machine by moving the directory and changing the symlink:</text:span></text:p>
              </text:list-item>
            </text:list>
          </draw:text-box>
        </draw:frame>
        <draw:frame draw:style-name="gr9" draw:text-style-name="P4" draw:layer="layout" svg:width="23.913cm" svg:height="3.552cm" svg:x="2.005cm" svg:y="8.313cm">
          <draw:text-box>
            <text:p text:style-name="P4"><text:span text:style-name="T10">$ ls -lh /u</text:span></text:p>
            <text:p text:style-name="P4"><text:span text:style-name="T10">total 4.0K</text:span></text:p>
            <text:p text:style-name="P4"><text:span text:style-name="T10">lrwxrwxrwx 1 root root 11 2010-03-16 17:57 leibs -&gt; /pr/1/leibs</text:span></text:p>
            <text:p text:style-name="P4"><text:span text:style-name="T10">lrwxrwxrwx 1 root root 14 2010-03-16 18:07 pr2admin -&gt; /pr/1/pr2admin</text:span></text:p>
            <text:p text:style-name="P4"><text:span text:style-name="T10">lrwxrwxrwx 1 root root <text:s/>9 2010-03-16 18:04 ros -&gt; /pr/1/ros</text:span></text:p>
          </draw:text-box>
        </draw:frame>
        <draw:frame draw:style-name="gr10" draw:text-style-name="P4" draw:layer="layout" svg:width="15.239cm" svg:height="2.219cm" svg:x="2.875cm" svg:y="15.675cm">
          <draw:text-box>
            <text:p text:style-name="P4"><text:span text:style-name="T11">$ sudo mv /pr/1/leibs /pr/2/leibs</text:span></text:p>
            <text:p text:style-name="P4"><text:span text:style-name="T11">$ sudo rm /u/leibs</text:span></text:p>
            <text:p text:style-name="P4"><text:span text:style-name="T11">$ sudo ln -sf /pr/2/leibs /u/leib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reating User Accou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New users will be prompted to generate their ssh-keys the first time they log in.</text:p>
              </text:list-item>
              <text:list-item>
                <text:p>The default .bashrc will source /etc/ros/setup.bash</text:p>
              </text:list-item>
            </text:list>
            <text:list text:continue-numbering="true" text:style-name="L2">
              <text:list-item>
                <text:list>
                  <text:list-item>
                    <text:p>This makes the system-install immediately available to new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stalling and Upgrading Software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main package installed on top of the stock Ubuntu Installation is called: <text:s/>“pr2-environment”</text:p>
              </text:list-item>
            </text:list>
            <text:list text:continue-numbering="true" text:style-name="L2">
              <text:list-item>
                <text:list>
                  <text:list-item>
                    <text:p>This package depends on many other “pr2-” packages which configure the robot appropriately.</text:p>
                  </text:list-item>
                  <text:list-item>
                    <text:p>All of these debs are stored in the the deb repository:<text:line-break/><text:span text:style-name="T12">http://code.ros.org/packages/pr2/ubuntu jaunty main</text:span></text:p>
                  </text:list-item>
                </text:list>
              </text:list-item>
            </text:list>
            <text:list text:continue-numbering="true" text:style-name="L2">
              <text:list-item>
                <text:p>The package “pr2-core” has a dependency on the ROS deb:<text:line-break/>ros-boxturtle-pr2</text:p>
              </text:list-item>
              <text:list-item>
                <text:p>When upgrading software, often times it pulls in new dependencies. <text:s/>Ubuntu will hold these packages back by default unless you do a “dist-upgrade”</text:p>
                <text:p/>
                <text:p/>
                <text:p><text:s text:c="3"/></text:p>
              </text:list-item>
            </text:list>
          </draw:text-box>
        </draw:frame>
        <draw:frame draw:style-name="gr10" draw:text-style-name="P4" draw:layer="layout" svg:width="15.239cm" svg:height="1.563cm" svg:x="2.541cm" svg:y="14.605cm">
          <draw:text-box>
            <text:p text:style-name="P4"><text:span text:style-name="T11">$ sudo apt-get update</text:span></text:p>
            <text:p text:style-name="P4"><text:span text:style-name="T11">$ sudo apt-get dist-upgra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-systemcheck</text:p>
              </text:list-item>
            </text:list>
            <text:list text:continue-numbering="true" text:style-name="L2">
              <text:list-item>
                <text:list>
                  <text:list-item>
                    <text:p>Runs a full set of tests across c1 and c2 which verify the system is setup and functioning</text:p>
                  </text:list-item>
                  <text:list-item>
                    <text:p>This should be the first thing if the computers do not appear to be working correctly</text:p>
                  </text:list-item>
                </text:list>
              </text:list-item>
            </text:list>
            <text:list text:continue-numbering="true" text:style-name="L2">
              <text:list-item>
                <text:p>pr2-shutdown</text:p>
              </text:list-item>
            </text:list>
            <text:list text:continue-numbering="true" text:style-name="L2">
              <text:list-item>
                <text:list>
                  <text:list-item>
                    <text:p>This command can be used to shutdown both computers.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5.239cm" svg:height="1.563cm" svg:x="3.176cm" svg:y="16.218cm">
          <draw:text-box>
            <text:p text:style-name="P4"><text:span text:style-name="T11">$ sudo pr2-shutdown</text:span></text:p>
            <text:p text:style-name="P4"><text:span text:style-name="T11">$ sudo pr2-shutdown --re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Useful admin command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2-brand</text:p>
              </text:list-item>
            </text:list>
            <text:list text:continue-numbering="true" text:style-name="L2">
              <text:list-item>
                <text:list>
                  <text:list-item>
                    <text:p>This changes the name of the robot and pairs it with a basestation. <text:s/>This does not usually need to be run by hand since it gets called by robot_setup on the basestation</text:p>
                    <text:p/>
                  </text:list-item>
                </text:list>
              </text:list-item>
            </text:list>
            <text:list text:continue-numbering="true" text:style-name="L2">
              <text:list-item>
                <text:p>formatdisk</text:p>
              </text:list-item>
            </text:list>
            <text:list text:continue-numbering="true" text:style-name="L2">
              <text:list-item>
                <text:list>
                  <text:list-item>
                    <text:p>Partitions and formats a disk on the robot.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5.239cm" svg:height="1.563cm" svg:x="3.175cm" svg:y="16.217cm">
          <draw:text-box>
            <text:p text:style-name="P4"><text:span text:style-name="T11">$ sudo formatdisk /dev/removable</text:span></text:p>
            <text:p text:style-name="P4"><text:span text:style-name="T11">$ sudo formatdisk /dev/sda</text:span></text:p>
          </draw:text-box>
        </draw:frame>
        <draw:frame draw:style-name="gr10" draw:text-style-name="P4" draw:layer="layout" svg:width="15.239cm" svg:height="0.907cm" svg:x="3.176cm" svg:y="11.43cm">
          <draw:text-box>
            <text:p text:style-name="P4"><text:span text:style-name="T11">$ sudo pr2-brand myrobot 192.168.1.1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movable Drive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robots come with 2 removable drive bays</text:p>
              </text:list-item>
              <text:list-item>
                <text:p>Drives plugged into these will show up as:<text:line-break/>/dev/removable</text:p>
              </text:list-item>
              <text:list-item>
                <text:p>If the drive is not formatted yet, use “formatdisk” to do so.</text:p>
              </text:list-item>
              <text:list-item>
                <text:p>fstab is set up to mount /dev/removable1 at /removable, so users just need to run:</text:p>
              </text:list-item>
            </text:list>
          </draw:text-box>
        </draw:frame>
        <draw:frame draw:style-name="gr10" draw:text-style-name="P4" draw:layer="layout" svg:width="15.239cm" svg:height="1.153cm" svg:x="2.54cm" svg:y="15.992cm">
          <draw:text-box>
            <text:p text:style-name="P4"><text:span text:style-name="T13">$ mount /remova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radlepoint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robot comes with it's own wireless access-point </text:p>
              </text:list-item>
              <text:list-item>
                <text:p>To configure this plug the robot into the basestation and point a web-browser to: 10.68.0.250</text:p>
              </text:list-item>
            </text:list>
            <text:list text:continue-numbering="true" text:style-name="L2">
              <text:list-item>
                <text:list>
                  <text:list-item>
                    <text:p>The default login is root/willow</text:p>
                  </text:list-item>
                  <text:list-item>
                    <text:p>Specify the ESSID and security settings </text:p>
                  </text:list-item>
                </text:list>
              </text:list-item>
            </text:list>
            <text:list text:continue-numbering="true" text:style-name="L2">
              <text:list-item>
                <text:p><text:s/>Once it is configured you should be able to connect directly to the robot.</text:p>
              </text:list-item>
              <text:list-item>
                <text:p>The Master computer will serve DHCP on the 10.68.0.0 subne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ere To Get More Help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Everything covered here should be mentioned in the PR2 Manual</text:p>
              </text:list-item>
              <text:list-item>
                <text:p>Wiki... &lt;What wiki does robot/admin stuff go in?&gt;</text:p>
              </text:list-item>
              <text:list-item>
                <text:p>Mailing list &lt;We need a mailing list for PR2 administration type stuff&gt;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acti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2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t up your robo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gin to the pr2admin account</text:p>
              </text:list-item>
              <text:list-item>
                <text:p>Create a new user</text:p>
              </text:list-item>
              <text:list-item>
                <text:p>Create a new admin user</text:p>
              </text:list-item>
              <text:list-item>
                <text:p>Update the robot software</text:p>
              </text:list-item>
              <text:list-item>
                <text:p>Format the disk on the Slave machine</text:p>
              </text:list-item>
              <text:list-item>
                <text:p>Move one of the users home directories</text:p>
              </text:list-item>
              <text:list-item>
                <text:p>Set up the cradlepoint with a new ESSID</text:p>
              </text:list-item>
              <text:list-item>
                <text:p>Run pr2-systemcheck</text:p>
              </text:list-item>
              <text:list-item>
                <text:p>Reboot the robo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3H32M02S</meta:editing-duration>
    <meta:editing-cycles>21</meta:editing-cycles>
    <meta:generator>OpenOffice.org/3.1$Unix OpenOffice.org_project/310m19$Build-9420</meta:generator>
    <meta:initial-creator>Jeremy Leibs</meta:initial-creator>
    <dc:date>2010-03-16T23:19:13</dc:date>
    <dc:creator>Jeremy Leibs</dc:creator>
    <meta:document-statistic meta:object-count="139"/>
    <meta:template xlink:type="simple" xlink:actuate="onRequest" xlink:title="tutorialtemplate" xlink:href="../tutorialtemplate.otp" meta:date="2010-03-16T09:08:13"/>
  </office:meta>
</office:document-meta>
</file>